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# Proc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fs</text:p>
          </table:table-cell>
          <table:table-cell office:value-type="float" office:value="257.270566198" calcext:value-type="float">
            <text:p>257.270566198</text:p>
          </table:table-cell>
          <table:table-cell office:value-type="float" office:value="176.292952681" calcext:value-type="float">
            <text:p>176.292952681</text:p>
          </table:table-cell>
          <table:table-cell office:value-type="float" office:value="154.824818343997" calcext:value-type="float">
            <text:p>154.824818343997</text:p>
          </table:table-cell>
          <table:table-cell office:value-type="float" office:value="151.532808576998" calcext:value-type="float">
            <text:p>151.532808576998</text:p>
          </table:table-cell>
        </table:table-row>
        <table:table-row table:style-name="ro1">
          <table:table-cell/>
          <table:table-cell office:value-type="float" office:value="237.339443843" calcext:value-type="float">
            <text:p>237.339443843</text:p>
          </table:table-cell>
          <table:table-cell office:value-type="float" office:value="187.284034765999" calcext:value-type="float">
            <text:p>187.284034765999</text:p>
          </table:table-cell>
          <table:table-cell office:value-type="float" office:value="167.964065036002" calcext:value-type="float">
            <text:p>167.964065036002</text:p>
          </table:table-cell>
          <table:table-cell office:value-type="float" office:value="172.076725583" calcext:value-type="float">
            <text:p>172.076725583</text:p>
          </table:table-cell>
        </table:table-row>
        <table:table-row table:style-name="ro1">
          <table:table-cell/>
          <table:table-cell office:value-type="float" office:value="238.654457851" calcext:value-type="float">
            <text:p>238.654457851</text:p>
          </table:table-cell>
          <table:table-cell office:value-type="float" office:value="184.637625593001" calcext:value-type="float">
            <text:p>184.637625593001</text:p>
          </table:table-cell>
          <table:table-cell office:value-type="float" office:value="179.574928540002" calcext:value-type="float">
            <text:p>179.574928540002</text:p>
          </table:table-cell>
          <table:table-cell office:value-type="float" office:value="166.870614992" calcext:value-type="float">
            <text:p>166.870614992</text:p>
          </table:table-cell>
        </table:table-row>
        <table:table-row table:style-name="ro1">
          <table:table-cell/>
          <table:table-cell office:value-type="float" office:value="218.213030047002" calcext:value-type="float">
            <text:p>218.213030047002</text:p>
          </table:table-cell>
          <table:table-cell office:value-type="float" office:value="191.196010465002" calcext:value-type="float">
            <text:p>191.196010465002</text:p>
          </table:table-cell>
          <table:table-cell office:value-type="float" office:value="171.660530848003" calcext:value-type="float">
            <text:p>171.660530848003</text:p>
          </table:table-cell>
          <table:table-cell office:value-type="float" office:value="160.693014713001" calcext:value-type="float">
            <text:p>160.693014713001</text:p>
          </table:table-cell>
        </table:table-row>
        <table:table-row table:style-name="ro1">
          <table:table-cell/>
          <table:table-cell office:value-type="float" office:value="216.833914371" calcext:value-type="float">
            <text:p>216.833914371</text:p>
          </table:table-cell>
          <table:table-cell office:value-type="float" office:value="192.119207468" calcext:value-type="float">
            <text:p>192.119207468</text:p>
          </table:table-cell>
          <table:table-cell office:value-type="float" office:value="176.60908849" calcext:value-type="float">
            <text:p>176.60908849</text:p>
          </table:table-cell>
          <table:table-cell office:value-type="float" office:value="175.404154191001" calcext:value-type="float">
            <text:p>175.404154191001</text:p>
          </table:table-cell>
        </table:table-row>
        <table:table-row table:style-name="ro1">
          <table:table-cell/>
          <table:table-cell office:value-type="float" office:value="213.984588219002" calcext:value-type="float">
            <text:p>213.984588219002</text:p>
          </table:table-cell>
          <table:table-cell office:value-type="float" office:value="189.960544095" calcext:value-type="float">
            <text:p>189.960544095</text:p>
          </table:table-cell>
          <table:table-cell office:value-type="float" office:value="172.830873258998" calcext:value-type="float">
            <text:p>172.830873258998</text:p>
          </table:table-cell>
          <table:table-cell office:value-type="float" office:value="173.692675976003" calcext:value-type="float">
            <text:p>173.692675976003</text:p>
          </table:table-cell>
        </table:table-row>
        <table:table-row table:style-name="ro1">
          <table:table-cell/>
          <table:table-cell office:value-type="float" office:value="222.508373814999" calcext:value-type="float">
            <text:p>222.508373814999</text:p>
          </table:table-cell>
          <table:table-cell office:value-type="float" office:value="174.807734111" calcext:value-type="float">
            <text:p>174.807734111</text:p>
          </table:table-cell>
          <table:table-cell office:value-type="float" office:value="179.59901342" calcext:value-type="float">
            <text:p>179.59901342</text:p>
          </table:table-cell>
          <table:table-cell office:value-type="float" office:value="183.380901570003" calcext:value-type="float">
            <text:p>183.380901570003</text:p>
          </table:table-cell>
        </table:table-row>
        <table:table-row table:style-name="ro1">
          <table:table-cell/>
          <table:table-cell office:value-type="float" office:value="226.845277693003" calcext:value-type="float">
            <text:p>226.845277693003</text:p>
          </table:table-cell>
          <table:table-cell office:value-type="float" office:value="194.873861526998" calcext:value-type="float">
            <text:p>194.873861526998</text:p>
          </table:table-cell>
          <table:table-cell office:value-type="float" office:value="174.208600312002" calcext:value-type="float">
            <text:p>174.208600312002</text:p>
          </table:table-cell>
          <table:table-cell office:value-type="float" office:value="166.960499187" calcext:value-type="float">
            <text:p>166.960499187</text:p>
          </table:table-cell>
        </table:table-row>
        <table:table-row table:style-name="ro1">
          <table:table-cell/>
          <table:table-cell office:value-type="float" office:value="231.188494476999" calcext:value-type="float">
            <text:p>231.188494476999</text:p>
          </table:table-cell>
          <table:table-cell office:value-type="float" office:value="194.468239481001" calcext:value-type="float">
            <text:p>194.468239481001</text:p>
          </table:table-cell>
          <table:table-cell office:value-type="float" office:value="178.687870970003" calcext:value-type="float">
            <text:p>178.687870970003</text:p>
          </table:table-cell>
          <table:table-cell office:value-type="float" office:value="177.303905702" calcext:value-type="float">
            <text:p>177.303905702</text:p>
          </table:table-cell>
        </table:table-row>
        <table:table-row table:style-name="ro1">
          <table:table-cell/>
          <table:table-cell office:value-type="float" office:value="227.329889645" calcext:value-type="float">
            <text:p>227.329889645</text:p>
          </table:table-cell>
          <table:table-cell office:value-type="float" office:value="194.873861526998" calcext:value-type="float">
            <text:p>194.873861526998</text:p>
          </table:table-cell>
          <table:table-cell office:value-type="float" office:value="174.962318616002" calcext:value-type="float">
            <text:p>174.962318616002</text:p>
          </table:table-cell>
          <table:table-cell office:value-type="float" office:value="177.808058698007" calcext:value-type="float">
            <text:p>177.8080586980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229.0168036159" calcext:value-type="float">
            <text:p>229.0168036159</text:p>
          </table:table-cell>
          <table:table-cell table:formula="of:=AVERAGE([.C2:.C11])" office:value-type="float" office:value="188.0514071714" calcext:value-type="float">
            <text:p>188.0514071714</text:p>
          </table:table-cell>
          <table:table-cell table:formula="of:=AVERAGE([.D2:.D11])" office:value-type="float" office:value="173.092210783501" calcext:value-type="float">
            <text:p>173.092210783501</text:p>
          </table:table-cell>
          <table:table-cell table:formula="of:=AVERAGE([.E2:.E11])" office:value-type="float" office:value="170.572335918901" calcext:value-type="float">
            <text:p>170.572335918901</text:p>
          </table:table-cell>
        </table:table-row>
        <table:table-row table:style-name="ro1">
          <table:table-cell office:value-type="string" calcext:value-type="string">
            <text:p>Eff</text:p>
          </table:table-cell>
          <table:table-cell/>
          <table:table-cell table:formula="of:=([.$B$13]-[.C13])/[.$B$13]" office:value-type="float" office:value="0.178875068543907" calcext:value-type="float">
            <text:p>0.178875068543907</text:p>
          </table:table-cell>
          <table:table-cell table:formula="of:=([.$B$13]-[.D13])/[.$B$13]" office:value-type="float" office:value="0.244194277229519" calcext:value-type="float">
            <text:p>0.244194277229519</text:p>
          </table:table-cell>
          <table:table-cell table:formula="of:=([.$B$13]-[.E13])/[.$B$13]" office:value-type="float" office:value="0.255197290217273" calcext:value-type="float">
            <text:p>0.255197290217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4:50:14.789621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6:19:59.895190009</meta:creation-date>
    <dc:date>2022-06-09T14:52:50.036112547</dc:date>
    <meta:editing-duration>PT8M12S</meta:editing-duration>
    <meta:editing-cycles>2</meta:editing-cycles>
    <meta:generator>LibreOffice/6.4.5.2$Linux_X86_64 LibreOffice_project/40$Build-2</meta:generator>
    <meta:document-statistic meta:table-count="1" meta:cell-count="55" meta:object-count="0"/>
  </office:meta>
</office:document-meta>
</file>